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untry.getCountryWithIsoCode( final String isoC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unt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ry.getCou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u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ry.getIso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ry.Country( String isoCod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